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romlila" svg:font-family="Bromli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Heading">
      <style:paragraph-properties fo:text-align="center" style:justify-single-word="false"/>
      <style:text-properties style:font-name="Bromlila" fo:font-size="16pt" style:font-size-asian="16pt" style:font-name-complex="Bromlila" style:font-size-complex="16pt"/>
    </style:style>
    <style:style style:name="P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  <style:text-properties style:font-name="Bromlila" fo:font-size="14pt" style:font-size-asian="14pt" style:font-name-complex="Bromlila" style:font-size-complex="14pt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style:font-name="Bromlila" fo:font-size="14pt" style:font-size-asian="14pt" style:font-name-complex="Bromlila" style:font-size-complex="14pt"/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  <style:text-properties style:font-name="Bromlila" fo:font-size="14pt" style:font-size-asian="14pt" style:font-name-complex="Bromlila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สารบัญ</text:p>
      <text:p text:style-name="P3">ส่วนของผู้ดูแลระบบ<text:tab/>1</text:p>
      <text:p text:style-name="P4">การติดตั้งระบบ และกำหนดค่า<text:tab/>1</text:p>
      <text:p text:style-name="P4">จัดการข้อมูลผู้ใช้ระบบ<text:tab/>4</text:p>
      <text:p text:style-name="P3">ส่วนของผู้ใช้ทั่วไป<text:tab/>5</text:p>
      <text:p text:style-name="P4">แจ้งปัญหาการใช้งาน<text:tab/>5</text:p>
      <text:p text:style-name="P2">การเพิ่มเติมอาการเสีย<text:tab/>6</text:p>
      <text:p text:style-name="P2">การเปิดอ่านรายละเอียด (ติดตามการซ่อม)<text:tab/>6</text:p>
      <text:p text:style-name="P4">ประวัติการซ่อมที่ผ่านมา<text:tab/>7</text:p>
      <text:p text:style-name="P3">ส่วนของผู้ให้บริการซ่อมบำรุง<text:tab/>7</text:p>
      <text:p text:style-name="P4">ค้นหาประวัติการซ่อม<text:tab/>7</text:p>
      <text:p text:style-name="P4">รับแจ้งปัญหาการใช้งาน<text:tab/>8</text:p>
      <text:p text:style-name="P4">รายการที่รับแจ้งไว้แล้ว<text:tab/>9</text:p>
      <text:p text:style-name="P3">ส่วนของผู้บริหาร<text:tab/>9</text:p>
      <text:p text:style-name="P4">ดูรายงานการซ่อม<text:tab/>10</text:p>
      <text:p text:style-name="P4">ดูรายงานสถิติการซ่อม<text:tab/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romlila" svg:font-family="Bromli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oe </meta:initial-creator>
    <meta:creation-date>2011-03-05T21:21:21</meta:creation-date>
    <meta:document-statistic meta:table-count="0" meta:image-count="0" meta:object-count="0" meta:page-count="1" meta:paragraph-count="16" meta:word-count="275" meta:character-count="364"/>
    <dc:date>2011-03-05T21:22:04</dc:date>
    <dc:creator>karoe </dc:creator>
    <meta:editing-duration>PT00H00M43S</meta:editing-duration>
    <meta:editing-cycles>1</meta:editing-cycles>
    <meta:generator>OpenOffice.org/3.2$Linux OpenOffice.org_project/320m12$Build-9483</meta:generator>
  </office:meta>
</office:document-meta>
</file>